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7583in"/>
    </style:style>
    <style:style style:name="co13" style:family="table-column">
      <style:table-column-properties fo:break-before="auto" style:column-width="1.307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rimera part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Error voltaje (V)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string">
            <text:p>Vmax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Error tiempo (ns)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Longitud (m)</text:p>
          </table:table-cell>
          <table:table-cell office:value-type="string">
            <text:p>Tiempo CA</text:p>
          </table:table-cell>
          <table:table-cell office:value-type="string">
            <text:p>Tiempo CC</text:p>
          </table:table-cell>
          <table:table-cell office:value-type="string">
            <text:p>Voltaje max CA</text:p>
          </table:table-cell>
          <table:table-cell office:value-type="string">
            <text:p>Atenuación CA</text:p>
          </table:table-cell>
          <table:table-cell office:value-type="string">
            <text:p>Error atenuación</text:p>
          </table:table-cell>
          <table:table-cell office:value-type="string">
            <text:p>Voltaje max CC</text:p>
          </table:table-cell>
          <table:table-cell office:value-type="string">
            <text:p>Atenuación CC</text:p>
          </table:table-cell>
          <table:table-cell office:value-type="string">
            <text:p>Error atenuación</text:p>
          </table:table-cell>
          <table:table-cell office:value-type="string">
            <text:p>at/error^2</text:p>
          </table:table-cell>
          <table:table-cell office:value-type="string">
            <text:p>1/error^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2.24">
            <text:p>2.24</text:p>
          </table:table-cell>
          <table:table-cell table:formula="of:=ROUND(-1/(2*[.A5])*LOG([.D5]/[.$G$1]);5)" office:value-type="float" office:value="0.00126">
            <text:p>0.00126</text:p>
          </table:table-cell>
          <table:table-cell table:formula="of:=ROUNDUP(SQRT((1/[.A5]^2)*(1/[.D5]^2+1/[.$G$1]^2)*0.02^2);5)" office:value-type="float" office:value="0.00011">
            <text:p>0.00011</text:p>
          </table:table-cell>
          <table:table-cell office:value-type="float" office:value="2.3">
            <text:p>2.3</text:p>
          </table:table-cell>
          <table:table-cell table:formula="of:=ROUND(-1/(2*[.A5])*LOG([.G5]/4);5)" office:value-type="float" office:value="0.0012">
            <text:p>0.0012</text:p>
          </table:table-cell>
          <table:table-cell table:formula="of:=ROUNDUP(SQRT((1/[.A5]^2)*(1/[.G5]^2+1/[.$G$1]^2)*0.02^2);5)" office:value-type="float" office:value="0.00011">
            <text:p>0.00011</text:p>
          </table:table-cell>
          <table:table-cell table:formula="of:=[.H5]/[.I5]^2" office:value-type="float" office:value="99173.5537190083">
            <text:p>99173.5537190083</text:p>
          </table:table-cell>
          <table:table-cell table:formula="of:=1/[.I5]^2" office:value-type="float" office:value="82644628.0991735">
            <text:p>82644628.099173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100">
            <text:p>2100</text:p>
          </table:table-cell>
          <table:table-cell office:value-type="float" office:value="2000">
            <text:p>2000</text:p>
          </table:table-cell>
          <table:table-cell office:value-type="float" office:value="2.32">
            <text:p>2.32</text:p>
          </table:table-cell>
          <table:table-cell table:formula="of:=ROUND(-1/(2*[.A6])*LOG([.D6]/[.$G$1]);5)" office:value-type="float" office:value="0.00059">
            <text:p>0.00059</text:p>
          </table:table-cell>
          <table:table-cell table:formula="of:=ROUNDUP(SQRT((1/[.A6]^2)*(1/[.D6]^2+1/[.$G$1]^2)*0.02^2);5)" office:value-type="float" office:value="0.00005">
            <text:p>0.00005</text:p>
          </table:table-cell>
          <table:table-cell office:value-type="float" office:value="2.44">
            <text:p>2.44</text:p>
          </table:table-cell>
          <table:table-cell table:formula="of:=ROUND(-1/(2*[.A6])*LOG([.G6]/4);5)" office:value-type="float" office:value="0.00054">
            <text:p>0.00054</text:p>
          </table:table-cell>
          <table:table-cell table:formula="of:=ROUNDUP(SQRT((1/[.A6]^2)*(1/[.G6]^2+1/[.$G$1]^2)*0.02^2);5)" office:value-type="float" office:value="0.00005">
            <text:p>0.00005</text:p>
          </table:table-cell>
          <table:table-cell table:formula="of:=[.H6]/[.I6]^2" office:value-type="float" office:value="216000">
            <text:p>216000</text:p>
          </table:table-cell>
          <table:table-cell table:formula="of:=1/[.I6]^2" office:value-type="float" office:value="400000000">
            <text:p>40000000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900">
            <text:p>2900</text:p>
          </table:table-cell>
          <table:table-cell office:value-type="float" office:value="3100">
            <text:p>3100</text:p>
          </table:table-cell>
          <table:table-cell office:value-type="float" office:value="2.16">
            <text:p>2.16</text:p>
          </table:table-cell>
          <table:table-cell table:formula="of:=ROUND(-1/(2*[.A7])*LOG([.D7]/[.$G$1]);5)" office:value-type="float" office:value="0.00045">
            <text:p>0.00045</text:p>
          </table:table-cell>
          <table:table-cell table:formula="of:=ROUNDUP(SQRT((1/[.A7]^2)*(1/[.D7]^2+1/[.$G$1]^2)*0.02^2);5)" office:value-type="float" office:value="0.00004">
            <text:p>0.00004</text:p>
          </table:table-cell>
          <table:table-cell office:value-type="float" office:value="2.38">
            <text:p>2.38</text:p>
          </table:table-cell>
          <table:table-cell table:formula="of:=ROUND(-1/(2*[.A7])*LOG([.G7]/4);5)" office:value-type="float" office:value="0.00038">
            <text:p>0.00038</text:p>
          </table:table-cell>
          <table:table-cell table:formula="of:=ROUNDUP(SQRT((1/[.A7]^2)*(1/[.G7]^2+1/[.$G$1]^2)*0.02^2);5)" office:value-type="float" office:value="0.00004">
            <text:p>0.00004</text:p>
          </table:table-cell>
          <table:table-cell table:formula="of:=[.H7]/[.I7]^2" office:value-type="float" office:value="237500">
            <text:p>237500</text:p>
          </table:table-cell>
          <table:table-cell table:formula="of:=1/[.I7]^2" office:value-type="float" office:value="625000000">
            <text:p>62500000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number-columns-repeated="2" office:value-type="float" office:value="4000">
            <text:p>4000</text:p>
          </table:table-cell>
          <table:table-cell office:value-type="float" office:value="2.48">
            <text:p>2.48</text:p>
          </table:table-cell>
          <table:table-cell table:formula="of:=ROUND(-1/(2*[.A8])*LOG([.D8]/[.$G$1]);5)" office:value-type="float" office:value="0.00026">
            <text:p>0.00026</text:p>
          </table:table-cell>
          <table:table-cell table:formula="of:=ROUNDUP(SQRT((1/[.A8]^2)*(1/[.D8]^2+1/[.$G$1]^2)*0.02^2);5)" office:value-type="float" office:value="0.00003">
            <text:p>0.00003</text:p>
          </table:table-cell>
          <table:table-cell office:value-type="float" office:value="2.26">
            <text:p>2.26</text:p>
          </table:table-cell>
          <table:table-cell table:formula="of:=ROUND(-1/(2*[.A8])*LOG([.G8]/4);5)" office:value-type="float" office:value="0.00031">
            <text:p>0.00031</text:p>
          </table:table-cell>
          <table:table-cell table:formula="of:=ROUNDUP(SQRT((1/[.A8]^2)*(1/[.G8]^2+1/[.$G$1]^2)*0.02^2);5)" office:value-type="float" office:value="0.00003">
            <text:p>0.00003</text:p>
          </table:table-cell>
          <table:table-cell table:formula="of:=[.H8]/[.I8]^2" office:value-type="float" office:value="344444.444444444">
            <text:p>344444.444444444</text:p>
          </table:table-cell>
          <table:table-cell table:formula="of:=1/[.I8]^2" office:value-type="float" office:value="1111111111.11111">
            <text:p>1111111111.1111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900">
            <text:p>4900</text:p>
          </table:table-cell>
          <table:table-cell office:value-type="float" office:value="5000">
            <text:p>5000</text:p>
          </table:table-cell>
          <table:table-cell office:value-type="float" office:value="2.63">
            <text:p>2.63</text:p>
          </table:table-cell>
          <table:table-cell table:formula="of:=ROUND(-1/(2*[.A9])*LOG([.D9]/[.$G$1]);5)" office:value-type="float" office:value="0.00018">
            <text:p>0.00018</text:p>
          </table:table-cell>
          <table:table-cell table:formula="of:=ROUNDUP(SQRT((1/[.A9]^2)*(1/[.D9]^2+1/[.$G$1]^2)*0.02^2);5)" office:value-type="float" office:value="0.00002">
            <text:p>0.00002</text:p>
          </table:table-cell>
          <table:table-cell office:value-type="float" office:value="2.46">
            <text:p>2.46</text:p>
          </table:table-cell>
          <table:table-cell table:formula="of:=ROUND(-1/(2*[.A9])*LOG([.G9]/4);5)" office:value-type="float" office:value="0.00021">
            <text:p>0.00021</text:p>
          </table:table-cell>
          <table:table-cell table:formula="of:=ROUNDUP(SQRT((1/[.A9]^2)*(1/[.G9]^2+1/[.$G$1]^2)*0.02^2);5)" office:value-type="float" office:value="0.00002">
            <text:p>0.00002</text:p>
          </table:table-cell>
          <table:table-cell table:formula="of:=[.H9]/[.I9]^2" office:value-type="float" office:value="525000">
            <text:p>525000</text:p>
          </table:table-cell>
          <table:table-cell table:formula="of:=1/[.I9]^2" office:value-type="float" office:value="2500000000">
            <text:p>2500000000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atenuación ponderada</text:p>
          </table:table-cell>
          <table:table-cell table:formula="of:=ROUND(SUM([.J5:.J9])/SUM([.K5:.K9]);6)" office:value-type="float" office:value="0.000301">
            <text:p>0.000301</text:p>
          </table:table-cell>
          <table:table-cell office:value-type="string">
            <text:p>M^-1</text:p>
          </table:table-cell>
          <table:table-cell/>
        </table:table-row>
        <table:table-row table:style-name="ro2">
          <table:table-cell table:style-name="ce1" office:value-type="string">
            <text:p>Regresión CA</text:p>
          </table:table-cell>
          <table:table-cell table:style-name="ce1" table:number-columns-repeated="2"/>
          <table:table-cell table:style-name="ce1" office:value-type="string">
            <text:p>Regresión CC</text:p>
          </table:table-cell>
          <table:table-cell table:style-name="ce1"/>
          <table:table-cell table:number-columns-repeated="2"/>
          <table:table-cell office:value-type="string">
            <text:p>error</text:p>
          </table:table-cell>
          <table:table-cell table:formula="of:=ROUNDUP(1/SQRT(SUM([.K5:.K9]));6)" office:value-type="float" office:value="0.000015">
            <text:p>0.000015</text:p>
          </table:table-cell>
          <table:table-cell table:number-columns-repeated="2"/>
        </table:table-row>
        <table:table-row table:style-name="ro2">
          <table:table-cell table:style-name="ce1" table:number-matrix-columns-spanned="2" table:number-matrix-rows-spanned="5" table:formula="of:=LINEST(2*[.A5:.A9];[.B5:.B9];1;1)" office:value-type="float" office:value="0.205770046669495">
            <text:p>0.2057700467</text:p>
          </table:table-cell>
          <table:table-cell table:style-name="ce1" office:value-type="float" office:value="-13.1947390750954">
            <text:p>-13.1947390751</text:p>
          </table:table-cell>
          <table:table-cell table:style-name="ce1"/>
          <table:table-cell table:style-name="ce1" table:number-matrix-columns-spanned="2" table:number-matrix-rows-spanned="5" table:formula="of:=LINEST(2*[.A5:.A9];[.C5:.C9];1;1)" office:value-type="float" office:value="0.203911776945485">
            <text:p>0.2039117769</text:p>
          </table:table-cell>
          <table:table-cell table:style-name="ce1" office:value-type="float" office:value="-19.8918019142739">
            <text:p>-19.8918019143</text:p>
          </table:table-cell>
          <table:table-cell table:number-columns-repeated="6"/>
        </table:table-row>
        <table:table-row table:style-name="ro2">
          <table:table-cell table:style-name="ce1" office:value-type="float" office:value="0.00533859032334235">
            <text:p>0.0053385903</text:p>
          </table:table-cell>
          <table:table-cell table:style-name="ce1" office:value-type="float" office:value="17.5167601208516">
            <text:p>17.5167601209</text:p>
          </table:table-cell>
          <table:table-cell table:style-name="ce1"/>
          <table:table-cell table:style-name="ce1" office:value-type="float" office:value="0.00339782180993644">
            <text:p>0.0033978218</text:p>
          </table:table-cell>
          <table:table-cell table:style-name="ce1" office:value-type="float" office:value="11.3529967512291">
            <text:p>11.3529967512</text:p>
          </table:table-cell>
          <table:table-cell table:number-columns-repeated="4"/>
          <table:table-cell office:value-type="string">
            <text:p>nanofaradios/m</text:p>
          </table:table-cell>
          <table:table-cell office:value-type="string">
            <text:p>pF/m</text:p>
          </table:table-cell>
        </table:table-row>
        <table:table-row table:style-name="ro2">
          <table:table-cell table:style-name="ce1" office:value-type="float" office:value="0.997984726347051">
            <text:p>0.9979847263</text:p>
          </table:table-cell>
          <table:table-cell table:style-name="ce1" office:value-type="float" office:value="16.3921674505383">
            <text:p>16.3921674505</text:p>
          </table:table-cell>
          <table:table-cell table:style-name="ce1"/>
          <table:table-cell table:style-name="ce1" office:value-type="float" office:value="0.999167707032876">
            <text:p>0.999167707</text:p>
          </table:table-cell>
          <table:table-cell table:style-name="ce1" office:value-type="float" office:value="10.5343436253328">
            <text:p>10.5343436253</text:p>
          </table:table-cell>
          <table:table-cell table:number-columns-repeated="2"/>
          <table:table-cell office:value-type="string">
            <text:p>C (faradios/m)</text:p>
          </table:table-cell>
          <table:table-cell table:formula="of:=1/([.E45]*1000000000*[.B25])" office:value-type="float" office:value="0.0000000000980296049406921">
            <text:p>9.80296049406921E-011</text:p>
          </table:table-cell>
          <table:table-cell table:formula="of:=ROUND([.I17]*1000000000;3)" office:value-type="float" office:value="0.098">
            <text:p>0.098</text:p>
          </table:table-cell>
          <table:table-cell table:formula="of:=[.J17]*1000" office:value-type="float" office:value="98">
            <text:p>98</text:p>
          </table:table-cell>
        </table:table-row>
        <table:table-row table:style-name="ro2">
          <table:table-cell table:style-name="ce1" office:value-type="float" office:value="1485.63157894737">
            <text:p>1485.631578947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3601.5">
            <text:p>3601.5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error C (faradios/m)</text:p>
          </table:table-cell>
          <table:table-cell table:formula="of:=SQRT([.I17]^2*(([.E46]*10/([.E45]*10))^2+(0.1/[.B25])^2))" office:value-type="float" office:value="0.00000000000195086205315163">
            <text:p>1.95086205315163E-012</text:p>
          </table:table-cell>
          <table:table-cell table:formula="of:=ROUNDUP([.I18]*1000000000;3)" office:value-type="float" office:value="0.002">
            <text:p>0.002</text:p>
          </table:table-cell>
          <table:table-cell table:formula="of:=[.J18]*1000" office:value-type="float" office:value="2">
            <text:p>2</text:p>
          </table:table-cell>
        </table:table-row>
        <table:table-row table:style-name="ro2">
          <table:table-cell table:style-name="ce1" office:value-type="float" office:value="399193.89053882">
            <text:p>399193.89053882</text:p>
          </table:table-cell>
          <table:table-cell table:style-name="ce1" office:value-type="float" office:value="806.109461179465">
            <text:p>806.1094611795</text:p>
          </table:table-cell>
          <table:table-cell table:style-name="ce1"/>
          <table:table-cell table:style-name="ce1" office:value-type="float" office:value="399667.08281315">
            <text:p>399667.08281315</text:p>
          </table:table-cell>
          <table:table-cell table:style-name="ce1" office:value-type="float" office:value="332.917186849772">
            <text:p>332.9171868498</text:p>
          </table:table-cell>
          <table:table-cell table:number-columns-repeated="4"/>
          <table:table-cell office:value-type="string">
            <text:p>microhenrios/m</text:p>
          </table:table-cell>
          <table:table-cell/>
        </table:table-row>
        <table:table-row table:style-name="ro2">
          <table:table-cell table:style-name="ce1" table:number-columns-repeated="5"/>
          <table:table-cell table:number-columns-repeated="2"/>
          <table:table-cell office:value-type="string">
            <text:p>L (henrios/m)</text:p>
          </table:table-cell>
          <table:table-cell table:formula="of:=[.B25]^2*[.I17]" office:value-type="float" office:value="0.00000025">
            <text:p>0.00000025</text:p>
          </table:table-cell>
          <table:table-cell table:formula="of:=ROUND([.I20]*1000000;3)" office:value-type="float" office:value="0.25">
            <text:p>0.25</text:p>
          </table:table-cell>
          <table:table-cell/>
        </table:table-row>
        <table:table-row table:style-name="ro2">
          <table:table-cell table:style-name="ce1" office:value-type="string">
            <text:p>Velocidad(10^8 m/s)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Vel (%c)</text:p>
          </table:table-cell>
          <table:table-cell table:number-columns-repeated="4"/>
          <table:table-cell office:value-type="string">
            <text:p>Error L</text:p>
          </table:table-cell>
          <table:table-cell table:formula="of:=SQRT(4*[.B25]^2*[.I17]^2*0.1^2+[.B25]^4*[.I18]^2)" office:value-type="float" office:value="0.00000000507274790394039">
            <text:p>5.07274790394039E-009</text:p>
          </table:table-cell>
          <table:table-cell table:formula="of:=ROUNDUP([.I21]*1000000;3)" office:value-type="float" office:value="0.006">
            <text:p>0.006</text:p>
          </table:table-cell>
          <table:table-cell/>
        </table:table-row>
        <table:table-row table:style-name="ro2">
          <table:table-cell table:style-name="ce1" table:formula="of:=10*([.A15]/[.A16]^2+[.D15]/[.D16]^2)/(1/[.A16]^2+1/[.D16]^2)" office:value-type="float" office:value="2.044475163992">
            <text:p>2.044475164</text:p>
          </table:table-cell>
          <table:table-cell table:style-name="ce1" table:formula="of:=10*1/SQRT(1/[.A16]^2+1/[.D16]^2)" office:value-type="float" office:value="0.0286648078298897">
            <text:p>0.0286648078</text:p>
          </table:table-cell>
          <table:table-cell table:style-name="ce1" table:formula="of:=([.A22]/3)*100" office:value-type="float" office:value="68.1491721330668">
            <text:p>68.149172133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R (reflexión min, ohm)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2">
          <table:table-cell office:value-type="string">
            <text:p>R’(no reflexión,ohm)</text:p>
          </table:table-cell>
          <table:table-cell office:value-type="float" office:value="50.5">
            <text:p>50.5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>
            <text:p>CALCULO LA VELOCIDAD PONDERANDO PORQUE HAY POCOS PUNTOS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>
            <text:p>Longitud (m)</text:p>
          </table:table-cell>
          <table:table-cell office:value-type="string">
            <text:p>Tiempo CA</text:p>
          </table:table-cell>
          <table:table-cell office:value-type="string">
            <text:p>Tiempo CC</text:p>
          </table:table-cell>
          <table:table-cell office:value-type="string">
            <text:p>Velocidad CA</text:p>
          </table:table-cell>
          <table:table-cell office:value-type="string">
            <text:p>error vca</text:p>
          </table:table-cell>
          <table:table-cell office:value-type="string">
            <text:p>Velocidad CC</text:p>
          </table:table-cell>
          <table:table-cell office:value-type="string">
            <text:p>error vcc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table:formula="of:=ROUND(2*[.A34]/[.B34];2)" office:value-type="float" office:value="0.2">
            <text:p>0.2</text:p>
          </table:table-cell>
          <table:table-cell table:formula="of:=ROUNDUP(2*([.A34]/[.B34]^2)*100;2)" office:value-type="float" office:value="0.02">
            <text:p>0.02</text:p>
          </table:table-cell>
          <table:table-cell table:formula="of:=2*[.A34]/[.C34]" office:value-type="float" office:value="0.181818181818182">
            <text:p>0.1818181818</text:p>
          </table:table-cell>
          <table:table-cell table:formula="of:=2*[.A34]/[.C34]^2*100" office:value-type="float" office:value="0.0165289256198347">
            <text:p>0.0165289256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100">
            <text:p>2100</text:p>
          </table:table-cell>
          <table:table-cell office:value-type="float" office:value="2000">
            <text:p>2000</text:p>
          </table:table-cell>
          <table:table-cell table:formula="of:=ROUND(2*[.A35]/[.B35];2)" office:value-type="float" office:value="0.19">
            <text:p>0.19</text:p>
          </table:table-cell>
          <table:table-cell table:formula="of:=ROUNDUP(2*([.A35]/[.B35]^2)*100;3)" office:value-type="float" office:value="0.01">
            <text:p>0.01</text:p>
          </table:table-cell>
          <table:table-cell table:formula="of:=2*[.A35]/[.C35]" office:value-type="float" office:value="0.2">
            <text:p>0.2</text:p>
          </table:table-cell>
          <table:table-cell table:formula="of:=2*[.A35]/[.C35]^2*100"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900">
            <text:p>2900</text:p>
          </table:table-cell>
          <table:table-cell office:value-type="float" office:value="3100">
            <text:p>3100</text:p>
          </table:table-cell>
          <table:table-cell table:formula="of:=ROUND(2*[.A36]/[.B36];3)" office:value-type="float" office:value="0.207">
            <text:p>0.207</text:p>
          </table:table-cell>
          <table:table-cell table:formula="of:=ROUNDUP(2*([.A36]/[.B36]^2)*100;3)" office:value-type="float" office:value="0.008">
            <text:p>0.008</text:p>
          </table:table-cell>
          <table:table-cell table:formula="of:=2*[.A36]/[.C36]" office:value-type="float" office:value="0.193548387096774">
            <text:p>0.1935483871</text:p>
          </table:table-cell>
          <table:table-cell table:formula="of:=2*[.A36]/[.C36]^2*100" office:value-type="float" office:value="0.00624349635796046">
            <text:p>0.0062434964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number-columns-repeated="2" office:value-type="float" office:value="4000">
            <text:p>4000</text:p>
          </table:table-cell>
          <table:table-cell table:formula="of:=ROUND(2*[.A37]/[.B37];3)" office:value-type="float" office:value="0.2">
            <text:p>0.2</text:p>
          </table:table-cell>
          <table:table-cell table:formula="of:=ROUNDUP(2*([.A37]/[.B37]^2)*100;3)" office:value-type="float" office:value="0.005">
            <text:p>0.005</text:p>
          </table:table-cell>
          <table:table-cell table:formula="of:=2*[.A37]/[.C37]" office:value-type="float" office:value="0.2">
            <text:p>0.2</text:p>
          </table:table-cell>
          <table:table-cell table:formula="of:=2*[.A37]/[.C37]^2*100"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900">
            <text:p>4900</text:p>
          </table:table-cell>
          <table:table-cell office:value-type="float" office:value="5000">
            <text:p>5000</text:p>
          </table:table-cell>
          <table:table-cell table:formula="of:=ROUND(2*[.A38]/[.B38];3)" office:value-type="float" office:value="0.204">
            <text:p>0.204</text:p>
          </table:table-cell>
          <table:table-cell table:formula="of:=ROUNDUP(2*([.A38]/[.B38]^2)*100;3)" office:value-type="float" office:value="0.005">
            <text:p>0.005</text:p>
          </table:table-cell>
          <table:table-cell table:formula="of:=2*[.A38]/[.C38]" office:value-type="float" office:value="0.2">
            <text:p>0.2</text:p>
          </table:table-cell>
          <table:table-cell table:formula="of:=2*[.A38]/[.C38]^2*100" office:value-type="float" office:value="0.004">
            <text:p>0.004</text:p>
          </table:table-cell>
          <table:table-cell table:number-columns-repeated="4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>
            <text:p>CA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x/error^2</text:p>
          </table:table-cell>
          <table:table-cell office:value-type="string">
            <text:p>1/error^2</text:p>
          </table:table-cell>
          <table:table-cell table:number-columns-repeated="3"/>
          <table:table-cell office:value-type="string">
            <text:p>%c</text:p>
          </table:table-cell>
          <table:table-cell table:number-columns-repeated="5"/>
        </table:table-row>
        <table:table-row table:style-name="ro2">
          <table:table-cell table:formula="of:=[.D34]/[.E34]^2" office:value-type="float" office:value="500">
            <text:p>500</text:p>
          </table:table-cell>
          <table:table-cell table:formula="of:=1/[.E34]^2" office:value-type="float" office:value="2500">
            <text:p>2500</text:p>
          </table:table-cell>
          <table:table-cell/>
          <table:table-cell office:value-type="string">
            <text:p>vel ponderada</text:p>
          </table:table-cell>
          <table:table-cell table:formula="of:=ROUND(SUM([.A45:.A49])/SUM([.B45:.B49]);3)" office:value-type="float" office:value="0.202">
            <text:p>0.202</text:p>
          </table:table-cell>
          <table:table-cell table:formula="of:=10*[.E45]/3*100" office:value-type="float" office:value="67.3333333333333">
            <text:p>67.3333333333</text:p>
          </table:table-cell>
          <table:table-cell table:number-columns-repeated="5"/>
        </table:table-row>
        <table:table-row table:style-name="ro2">
          <table:table-cell table:formula="of:=[.D35]/[.E35]^2" office:value-type="float" office:value="1900">
            <text:p>1900</text:p>
          </table:table-cell>
          <table:table-cell table:formula="of:=1/[.E35]^2" office:value-type="float" office:value="10000">
            <text:p>10000</text:p>
          </table:table-cell>
          <table:table-cell/>
          <table:table-cell office:value-type="string">
            <text:p>error </text:p>
          </table:table-cell>
          <table:table-cell table:formula="of:=ROUNDUP(1/SQRT(SUM([.B45:.B49]));3)" office:value-type="float" office:value="0.004">
            <text:p>0.004</text:p>
          </table:table-cell>
          <table:table-cell table:formula="of:=1000/3*[.E46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formula="of:=[.D36]/[.E36]^2" office:value-type="float" office:value="3234.375">
            <text:p>3234.375</text:p>
          </table:table-cell>
          <table:table-cell table:formula="of:=1/[.E36]^2" office:value-type="float" office:value="15625">
            <text:p>15625</text:p>
          </table:table-cell>
          <table:table-cell table:number-columns-repeated="9"/>
        </table:table-row>
        <table:table-row table:style-name="ro2">
          <table:table-cell table:formula="of:=[.D37]/[.E37]^2" office:value-type="float" office:value="8000">
            <text:p>8000</text:p>
          </table:table-cell>
          <table:table-cell table:formula="of:=1/[.E37]^2" office:value-type="float" office:value="40000">
            <text:p>40000</text:p>
          </table:table-cell>
          <table:table-cell/>
          <table:table-cell table:style-name="ce2" office:value-type="string">
            <text:p>EPSILON R</text:p>
          </table:table-cell>
          <table:table-cell table:style-name="ce2" table:formula="of:=ROUND((3/(10*[.E45]))^2;2)" office:value-type="float" office:value="2.21">
            <text:p>2.21</text:p>
          </table:table-cell>
          <table:table-cell table:number-columns-repeated="6"/>
        </table:table-row>
        <table:table-row table:style-name="ro2">
          <table:table-cell table:formula="of:=[.D38]/[.E38]^2" office:value-type="float" office:value="8160">
            <text:p>8160</text:p>
          </table:table-cell>
          <table:table-cell table:formula="of:=1/[.E38]^2" office:value-type="float" office:value="40000">
            <text:p>40000</text:p>
          </table:table-cell>
          <table:table-cell/>
          <table:table-cell table:style-name="ce2" office:value-type="string">
            <text:p>error epsilon</text:p>
          </table:table-cell>
          <table:table-cell table:style-name="ce2" table:formula="of:=ROUNDUP(2*[.E48]*[.E46]/[.E45];2)" office:value-type="float" office:value="0.09">
            <text:p>0.09</text:p>
          </table:table-cell>
          <table:table-cell table:number-columns-repeated="6"/>
        </table:table-row>
      </table:table>
      <table:table table:name="resiscapacidad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2">
          <table:table-cell office:value-type="string">
            <text:p>Longitud (m)</text:p>
          </table:table-cell>
          <table:table-cell office:value-type="string">
            <text:p>R CC (ohm)</text:p>
          </table:table-cell>
          <table:table-cell office:value-type="string">
            <text:p>C CA (nF)</text:p>
          </table:table-cell>
          <table:table-cell office:value-type="string">
            <text:p>R CA (ohm)</text:p>
          </table:table-cell>
          <table:table-cell office:value-type="string">
            <text:p>límite del ohmetro: 2000Mohm, G muy pequeña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.06">
            <text:p>6.06</text:p>
          </table:table-cell>
          <table:table-cell office:value-type="float" office:value="10.04">
            <text:p>10.04</text:p>
          </table:table-cell>
          <table:table-cell office:value-type="string">
            <text:p>overload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.68">
            <text:p>14.68</text:p>
          </table:table-cell>
          <table:table-cell office:value-type="float" office:value="21.1">
            <text:p>21.1</text:p>
          </table:table-cell>
          <table:table-cell office:value-type="string">
            <text:p>overload</text:p>
          </table:table-cell>
          <table:table-cell table:number-columns-repeated="5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.2">
            <text:p>20.2</text:p>
          </table:table-cell>
          <table:table-cell office:value-type="float" office:value="30.9">
            <text:p>30.9</text:p>
          </table:table-cell>
          <table:table-cell office:value-type="string">
            <text:p>overload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"/>
          <table:table-cell table:style-name="ce1" office:value-type="string">
            <text:p>reg resistencia</text:p>
          </table:table-cell>
          <table:table-cell table:style-name="ce1" table:number-columns-repeated="3"/>
          <table:table-cell table:style-name="ce1" office:value-type="string">
            <text:p>reg capacidad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>
            <text:p>ohmios/metro</text:p>
          </table:table-cell>
          <table:table-cell table:style-name="ce1" table:number-matrix-columns-spanned="2" table:number-matrix-rows-spanned="5" table:formula="of:=LINEST([.B2:.B4];[.A2:.A4];1;1)" office:value-type="float" office:value="0.0707">
            <text:p>0.0707</text:p>
          </table:table-cell>
          <table:table-cell table:style-name="ce1" office:value-type="float" office:value="-0.493333333333334">
            <text:p>-0.4933333333</text:p>
          </table:table-cell>
          <table:table-cell table:style-name="ce1"/>
          <table:table-cell table:style-name="ce1" office:value-type="string">
            <text:p>nF/m</text:p>
          </table:table-cell>
          <table:table-cell table:style-name="ce1" table:number-matrix-columns-spanned="2" table:number-matrix-rows-spanned="5" table:formula="of:=LINEST([.C2:.C4];[.A2:.A4];1;1)" office:value-type="float" office:value="0.1043">
            <text:p>0.1043</text:p>
          </table:table-cell>
          <table:table-cell table:style-name="ce1" office:value-type="float" office:value="-0.18">
            <text:p>-0.18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office:value-type="float" office:value="0.0089489291724392">
            <text:p>0.0089489292</text:p>
          </table:table-cell>
          <table:table-cell table:style-name="ce1" office:value-type="float" office:value="1.9331896498332">
            <text:p>1.9331896498</text:p>
          </table:table-cell>
          <table:table-cell table:style-name="ce1" table:number-columns-repeated="2"/>
          <table:table-cell table:style-name="ce1" office:value-type="float" office:value="0.00363730669589466">
            <text:p>0.0036373067</text:p>
          </table:table-cell>
          <table:table-cell table:style-name="ce1" office:value-type="float" office:value="0.785748051222531">
            <text:p>0.7857480512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office:value-type="float" office:value="0.984231135778289">
            <text:p>0.9842311358</text:p>
          </table:table-cell>
          <table:table-cell table:style-name="ce1" office:value-type="float" office:value="1.26556970043798">
            <text:p>1.2655697004</text:p>
          </table:table-cell>
          <table:table-cell table:style-name="ce1" table:number-columns-repeated="2"/>
          <table:table-cell table:style-name="ce1" office:value-type="float" office:value="0.998785315817887">
            <text:p>0.9987853158</text:p>
          </table:table-cell>
          <table:table-cell table:style-name="ce1" office:value-type="float" office:value="0.51439284598447">
            <text:p>0.514392846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office:value-type="float" office:value="62.4161082206035">
            <text:p>62.4161082206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822.259259259253">
            <text:p>822.2592592593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office:value-type="float" office:value="99.9698">
            <text:p>99.9698</text:p>
          </table:table-cell>
          <table:table-cell table:style-name="ce1" office:value-type="float" office:value="1.60166666666667">
            <text:p>1.6016666667</text:p>
          </table:table-cell>
          <table:table-cell table:style-name="ce1" table:number-columns-repeated="2"/>
          <table:table-cell table:style-name="ce1" office:value-type="float" office:value="217.5698">
            <text:p>217.5698</text:p>
          </table:table-cell>
          <table:table-cell table:style-name="ce1" office:value-type="float" office:value="0.264600000000002">
            <text:p>0.2646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>
            <text:p>MEDIAS PONDERADA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/L</text:p>
          </table:table-cell>
          <table:table-cell office:value-type="string">
            <text:p>x/error^2</text:p>
          </table:table-cell>
          <table:table-cell office:value-type="string">
            <text:p>1/error^2</text:p>
          </table:table-cell>
          <table:table-cell/>
          <table:table-cell office:value-type="string">
            <text:p>C/L</text:p>
          </table:table-cell>
          <table:table-cell office:value-type="string">
            <text:p>x/error^2</text:p>
          </table:table-cell>
          <table:table-cell office:value-type="string">
            <text:p>1/error^2</text:p>
          </table:table-cell>
          <table:table-cell/>
        </table:table-row>
        <table:table-row table:style-name="ro2">
          <table:table-cell/>
          <table:table-cell table:formula="of:=[.B2]/[.A2]" office:value-type="float" office:value="0.0606">
            <text:p>0.0606</text:p>
          </table:table-cell>
          <table:table-cell table:formula="of:=[.B18]/(0.01^2/[.A2]^2)" office:value-type="float" office:value="6060000">
            <text:p>6060000</text:p>
          </table:table-cell>
          <table:table-cell table:formula="of:=1/(0.01^2/[.A2]^2)" office:value-type="float" office:value="100000000">
            <text:p>100000000</text:p>
          </table:table-cell>
          <table:table-cell/>
          <table:table-cell table:formula="of:=[.C2]/[.A2]" office:value-type="float" office:value="0.1004">
            <text:p>0.1004</text:p>
          </table:table-cell>
          <table:table-cell table:formula="of:=[.F18]/(0.01^2/[.A2]^2)" office:value-type="float" office:value="10040000">
            <text:p>10040000</text:p>
          </table:table-cell>
          <table:table-cell table:formula="of:=1/(0.01^2/[.A2]^2)" office:value-type="float" office:value="100000000">
            <text:p>100000000</text:p>
          </table:table-cell>
          <table:table-cell/>
        </table:table-row>
        <table:table-row table:style-name="ro2">
          <table:table-cell/>
          <table:table-cell table:formula="of:=[.B3]/[.A3]" office:value-type="float" office:value="0.0734">
            <text:p>0.0734</text:p>
          </table:table-cell>
          <table:table-cell table:formula="of:=[.B19]/(0.01^2/[.A3]^2)" office:value-type="float" office:value="29360000">
            <text:p>29360000</text:p>
          </table:table-cell>
          <table:table-cell table:formula="of:=1/(0.01^2/[.A3]^2)" office:value-type="float" office:value="400000000">
            <text:p>400000000</text:p>
          </table:table-cell>
          <table:table-cell/>
          <table:table-cell table:formula="of:=[.C3]/[.A3]" office:value-type="float" office:value="0.1055">
            <text:p>0.1055</text:p>
          </table:table-cell>
          <table:table-cell table:formula="of:=[.F19]/(0.01^2/[.A3]^2)" office:value-type="float" office:value="42200000">
            <text:p>42200000</text:p>
          </table:table-cell>
          <table:table-cell table:formula="of:=1/(0.01^2/[.A3]^2)" office:value-type="float" office:value="400000000">
            <text:p>400000000</text:p>
          </table:table-cell>
          <table:table-cell/>
        </table:table-row>
        <table:table-row table:style-name="ro2">
          <table:table-cell/>
          <table:table-cell table:formula="of:=[.B4]/[.A4]" office:value-type="float" office:value="0.0673333333333333">
            <text:p>0.0673333333</text:p>
          </table:table-cell>
          <table:table-cell table:formula="of:=[.B20]/(0.01^2/[.A4]^2)" office:value-type="float" office:value="60600000">
            <text:p>60600000</text:p>
          </table:table-cell>
          <table:table-cell table:formula="of:=1/(0.01^2/[.A4]^2)" office:value-type="float" office:value="900000000">
            <text:p>900000000</text:p>
          </table:table-cell>
          <table:table-cell/>
          <table:table-cell table:formula="of:=[.C4]/[.A4]" office:value-type="float" office:value="0.103">
            <text:p>0.103</text:p>
          </table:table-cell>
          <table:table-cell table:formula="of:=[.F20]/(0.01^2/[.A4]^2)" office:value-type="float" office:value="92700000">
            <text:p>92700000</text:p>
          </table:table-cell>
          <table:table-cell table:formula="of:=1/(0.01^2/[.A4]^2)" office:value-type="float" office:value="900000000">
            <text:p>9000000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pF/m</text:p>
          </table:table-cell>
        </table:table-row>
        <table:table-row table:style-name="ro2">
          <table:table-cell/>
          <table:table-cell office:value-type="string">
            <text:p>R/L pond (ohm/m)</text:p>
          </table:table-cell>
          <table:table-cell table:formula="of:=SUM([.C18:.C20])/SUM([.D18:.D20])" office:value-type="float" office:value="0.0685857142857143">
            <text:p>0.0685857143</text:p>
          </table:table-cell>
          <table:table-cell table:formula="of:=ROUND([.C23];5)" office:value-type="float" office:value="0.06859">
            <text:p>0.06859</text:p>
          </table:table-cell>
          <table:table-cell/>
          <table:table-cell office:value-type="string">
            <text:p>C/L pond (nF/m)</text:p>
          </table:table-cell>
          <table:table-cell table:formula="of:=SUM([.G18:.G20])/SUM([.H18:.H20])" office:value-type="float" office:value="0.103528571428571">
            <text:p>0.1035285714</text:p>
          </table:table-cell>
          <table:table-cell table:formula="of:=ROUND([.G23];5)" office:value-type="float" office:value="0.10353">
            <text:p>0.10353</text:p>
          </table:table-cell>
          <table:table-cell table:formula="of:=1000*[.H23]" office:value-type="float" office:value="103.53">
            <text:p>103.53</text:p>
          </table:table-cell>
        </table:table-row>
        <table:table-row table:style-name="ro2">
          <table:table-cell/>
          <table:table-cell office:value-type="string">
            <text:p>error</text:p>
          </table:table-cell>
          <table:table-cell table:formula="of:=1/SQRT(SUM([.D18:.D20]))" office:value-type="float" office:value="0.0000267261241912424">
            <text:p>2.67261241912424E-005</text:p>
          </table:table-cell>
          <table:table-cell table:formula="of:=ROUNDUP([.C24];5)" office:value-type="float" office:value="0.00003">
            <text:p>0.00003</text:p>
          </table:table-cell>
          <table:table-cell/>
          <table:table-cell office:value-type="string">
            <text:p>error</text:p>
          </table:table-cell>
          <table:table-cell table:formula="of:=1/SQRT(SUM([.H18:.H20]))" office:value-type="float" office:value="0.0000267261241912424">
            <text:p>2.67261241912424E-005</text:p>
          </table:table-cell>
          <table:table-cell table:formula="of:=ROUNDUP([.G24];5)" office:value-type="float" office:value="0.00003">
            <text:p>0.00003</text:p>
          </table:table-cell>
          <table:table-cell table:formula="of:=1000*[.H24]" office:value-type="float" office:value="0.03">
            <text:p>0.03</text:p>
          </table:table-cell>
        </table:table-row>
      </table:table>
      <table:table table:name="frecuencia" table:style-name="ta1">
        <table:shapes>
          <draw:frame draw:z-index="0" draw:style-name="gr1" draw:text-style-name="P1" svg:width="6.2988in" svg:height="3.5429in" svg:x="0.361in" svg:y="2.6854in">
            <draw:object draw:notify-on-update-of-ranges="frecuencia.A2:frecuencia.A12 frecuencia.C2:frecuencia.C1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7" table:number-columns-repeated="8" table:default-cell-style-name="Default"/>
        <table:table-row table:style-name="ro2">
          <table:table-cell office:value-type="string">
            <text:p>F (0.1 MHz)</text:p>
          </table:table-cell>
          <table:table-cell office:value-type="string">
            <text:p>V max</text:p>
          </table:table-cell>
          <table:table-cell office:value-type="string">
            <text:p>atenuacion (dB/m)</text:p>
          </table:table-cell>
          <table:table-cell office:value-type="string">
            <text:p>error at</text:p>
          </table:table-cell>
          <table:table-cell table:number-columns-repeated="11"/>
          <table:table-cell office:value-type="string">
            <text:p>F (MHz)</text:p>
          </table:table-cell>
          <table:table-cell office:value-type="string">
            <text:p>dif fase</text:p>
          </table:table-cell>
          <table:table-cell office:value-type="string">
            <text:p>beta (m^-1)</text:p>
          </table:table-cell>
          <table:table-cell office:value-type="string">
            <text:p>omega</text:p>
          </table:table-cell>
          <table:table-cell office:value-type="string">
            <text:p>error beta</text:p>
          </table:table-cell>
          <table:table-cell table:number-columns-repeated="5"/>
        </table:table-row>
        <table:table-row table:style-name="ro2">
          <table:table-cell table:style-name="ce1" office:value-type="float" office:value="0.5">
            <text:p>0.5</text:p>
          </table:table-cell>
          <table:table-cell table:style-name="ce1" office:value-type="float" office:value="4.76">
            <text:p>4.76</text:p>
          </table:table-cell>
          <table:table-cell table:style-name="ce1" table:formula="of:=ROUND(20*LOG10(5/[.B2]);2)" office:value-type="float" office:value="0.43">
            <text:p>0.43</text:p>
          </table:table-cell>
          <table:table-cell table:style-name="ce1" table:formula="of:=ROUNDUP((20*0.01/LOG(10))*SQRT((1/25)+(1/[.B2]^2));2)" office:value-type="float" office:value="0.06">
            <text:p>0.06</text:p>
          </table:table-cell>
          <table:table-cell table:number-columns-repeated="4"/>
          <table:table-cell table:formula="of:=CONCATENATE([.A2]; &quot;,&quot;;[.C2];&quot;,&quot;;0.1;&quot;,&quot;;[.D2])" office:value-type="string" office:string-value="0.5,0.43,0.1,0.06">
            <text:p>0.5,0.43,0.1,0.06</text:p>
          </table:table-cell>
          <table:table-cell table:number-columns-repeated="6"/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table:formula="of:=[.Q2]/100" office:value-type="float" office:value="0">
            <text:p>0</text:p>
          </table:table-cell>
          <table:table-cell table:formula="of:=2*PI()*[.P2]*1000000" office:value-type="float" office:value="61575216.01036">
            <text:p>61575216.01036</text:p>
          </table:table-cell>
          <table:table-cell table:formula="of:=[.R2]/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ROUND(20*LOG10(5/[.B3]);2)" office:value-type="float" office:value="1.94">
            <text:p>1.94</text:p>
          </table:table-cell>
          <table:table-cell table:formula="of:=ROUNDUP((20*0.01/LOG(10))*SQRT((1/25)+(1/[.B3]^2));2)" office:value-type="float" office:value="0.07">
            <text:p>0.07</text:p>
          </table:table-cell>
          <table:table-cell table:number-columns-repeated="4"/>
          <table:table-cell table:formula="of:=CONCATENATE([.A3]; &quot;,&quot;;[.C3];&quot;,&quot;;0.1;&quot;,&quot;;[.D3])" office:value-type="string" office:string-value="3,1.94,0.1,0.07">
            <text:p>3,1.94,0.1,0.07</text:p>
          </table:table-cell>
          <table:table-cell table:number-columns-repeated="6"/>
          <table:table-cell office:value-type="float" office:value="10.7">
            <text:p>10.7</text:p>
          </table:table-cell>
          <table:table-cell table:formula="of:=PI()" office:value-type="float" office:value="3.14159265358979">
            <text:p>3.1415926536</text:p>
          </table:table-cell>
          <table:table-cell table:formula="of:=[.Q3]/100" office:value-type="float" office:value="0.0314159265358979">
            <text:p>0.0314159265</text:p>
          </table:table-cell>
          <table:table-cell table:formula="of:=2*PI()*[.P3]*1000000" office:value-type="float" office:value="67230082.7868216">
            <text:p>67230082.7868216</text:p>
          </table:table-cell>
          <table:table-cell table:formula="of:=[.R3]/100" office:value-type="float" office:value="0.000314159265358979">
            <text:p>0.0003141593</text:p>
          </table:table-cell>
          <table:table-cell table:number-columns-repeated="5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3.52">
            <text:p>3.52</text:p>
          </table:table-cell>
          <table:table-cell table:formula="of:=ROUND(20*LOG10(5/[.B4]);2)" office:value-type="float" office:value="3.05">
            <text:p>3.05</text:p>
          </table:table-cell>
          <table:table-cell table:formula="of:=ROUNDUP((20*0.01/LOG(10))*SQRT((1/25)+(1/[.B4]^2));2)" office:value-type="float" office:value="0.07">
            <text:p>0.07</text:p>
          </table:table-cell>
          <table:table-cell table:number-columns-repeated="4"/>
          <table:table-cell table:formula="of:=CONCATENATE([.A4]; &quot;,&quot;;[.C4];&quot;,&quot;;0.1;&quot;,&quot;;[.D4])" office:value-type="string" office:string-value="5.5,3.05,0.1,0.07">
            <text:p>5.5,3.05,0.1,0.07</text:p>
          </table:table-cell>
          <table:table-cell table:number-columns-repeated="6"/>
          <table:table-cell office:value-type="float" office:value="11.9">
            <text:p>11.9</text:p>
          </table:table-cell>
          <table:table-cell table:formula="of:=2*[.Q3]" office:value-type="float" office:value="6.28318530717959">
            <text:p>6.2831853072</text:p>
          </table:table-cell>
          <table:table-cell table:formula="of:=[.Q4]/100" office:value-type="float" office:value="0.0628318530717959">
            <text:p>0.0628318531</text:p>
          </table:table-cell>
          <table:table-cell table:formula="of:=2*PI()*[.P4]*1000000" office:value-type="float" office:value="74769905.1554371">
            <text:p>74769905.1554371</text:p>
          </table:table-cell>
          <table:table-cell table:formula="of:=[.R4]/100" office:value-type="float" office:value="0.000628318530717959">
            <text:p>0.000628318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24">
            <text:p>3.24</text:p>
          </table:table-cell>
          <table:table-cell table:formula="of:=ROUND(20*LOG10(5/[.B5]);2)" office:value-type="float" office:value="3.77">
            <text:p>3.77</text:p>
          </table:table-cell>
          <table:table-cell table:formula="of:=ROUNDUP((20*0.01/LOG(10))*SQRT((1/25)+(1/[.B5]^2));2)" office:value-type="float" office:value="0.08">
            <text:p>0.08</text:p>
          </table:table-cell>
          <table:table-cell table:number-columns-repeated="4"/>
          <table:table-cell table:formula="of:=CONCATENATE([.A5]; &quot;,&quot;;[.C5];&quot;,&quot;;0.1;&quot;,&quot;;[.D5])" office:value-type="string" office:string-value="8,3.77,0.1,0.08">
            <text:p>8,3.77,0.1,0.08</text:p>
          </table:table-cell>
          <table:table-cell table:number-columns-repeated="6"/>
          <table:table-cell office:value-type="float" office:value="12.8">
            <text:p>12.8</text:p>
          </table:table-cell>
          <table:table-cell table:formula="of:=3*[.$Q$3]" office:value-type="float" office:value="9.42477796076938">
            <text:p>9.4247779608</text:p>
          </table:table-cell>
          <table:table-cell table:formula="of:=[.Q5]/100" office:value-type="float" office:value="0.0942477796076938">
            <text:p>0.0942477796</text:p>
          </table:table-cell>
          <table:table-cell table:formula="of:=2*PI()*[.P5]*1000000" office:value-type="float" office:value="80424771.9318987">
            <text:p>80424771.9318987</text:p>
          </table:table-cell>
          <table:table-cell table:formula="of:=[.R5]/100" office:value-type="float" office:value="0.000942477796076938">
            <text:p>0.0009424778</text:p>
          </table:table-cell>
          <table:table-cell table:number-columns-repeated="5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2.92">
            <text:p>2.92</text:p>
          </table:table-cell>
          <table:table-cell table:formula="of:=ROUND(20*LOG10(5/[.B6]);2)" office:value-type="float" office:value="4.67">
            <text:p>4.67</text:p>
          </table:table-cell>
          <table:table-cell table:formula="of:=ROUNDUP((20*0.01/LOG(10))*SQRT((1/25)+(1/[.B6]^2));2)" office:value-type="float" office:value="0.08">
            <text:p>0.08</text:p>
          </table:table-cell>
          <table:table-cell table:number-columns-repeated="4"/>
          <table:table-cell table:formula="of:=CONCATENATE([.A6]; &quot;,&quot;;[.C6];&quot;,&quot;;0.1;&quot;,&quot;;[.D6])" office:value-type="string" office:string-value="10.5,4.67,0.1,0.08">
            <text:p>10.5,4.67,0.1,0.08</text:p>
          </table:table-cell>
          <table:table-cell table:number-columns-repeated="6"/>
          <table:table-cell office:value-type="float" office:value="13.8">
            <text:p>13.8</text:p>
          </table:table-cell>
          <table:table-cell table:formula="of:=4*[.$Q$3]" office:value-type="float" office:value="12.5663706143592">
            <text:p>12.5663706144</text:p>
          </table:table-cell>
          <table:table-cell table:formula="of:=[.Q6]/100" office:value-type="float" office:value="0.125663706143592">
            <text:p>0.1256637061</text:p>
          </table:table-cell>
          <table:table-cell table:formula="of:=2*PI()*[.P6]*1000000" office:value-type="float" office:value="86707957.2390783">
            <text:p>86707957.2390783</text:p>
          </table:table-cell>
          <table:table-cell table:formula="of:=[.R6]/100" office:value-type="float" office:value="0.00125663706143592">
            <text:p>0.0012566371</text:p>
          </table:table-cell>
          <table:table-cell/>
          <table:table-cell table:number-matrix-columns-spanned="2" table:number-matrix-rows-spanned="5" table:formula="of:=LINEST([.S2:.S14];[.R2:.R14];1;1)" office:value-type="float" office:value="199890109.89011">
            <text:p>199890109.89011</text:p>
          </table:table-cell>
          <table:table-cell office:value-type="float" office:value="61547597.6134053">
            <text:p>61547597.6134053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64">
            <text:p>2.64</text:p>
          </table:table-cell>
          <table:table-cell table:formula="of:=ROUND(20*LOG10(5/[.B7]);2)" office:value-type="float" office:value="5.55">
            <text:p>5.55</text:p>
          </table:table-cell>
          <table:table-cell table:formula="of:=ROUNDUP((20*0.01/LOG(10))*SQRT((1/25)+(1/[.B7]^2));2)" office:value-type="float" office:value="0.09">
            <text:p>0.09</text:p>
          </table:table-cell>
          <table:table-cell table:number-columns-repeated="4"/>
          <table:table-cell table:formula="of:=CONCATENATE([.A7]; &quot;,&quot;;[.C7];&quot;,&quot;;0.1;&quot;,&quot;;[.D7])" office:value-type="string" office:string-value="13,5.55,0.1,0.09">
            <text:p>13,5.55,0.1,0.09</text:p>
          </table:table-cell>
          <table:table-cell table:number-columns-repeated="6"/>
          <table:table-cell office:value-type="float" office:value="14.7">
            <text:p>14.7</text:p>
          </table:table-cell>
          <table:table-cell table:formula="of:=5*[.$Q$3]" office:value-type="float" office:value="15.707963267949">
            <text:p>15.7079632679</text:p>
          </table:table-cell>
          <table:table-cell table:formula="of:=[.Q7]/100" office:value-type="float" office:value="0.15707963267949">
            <text:p>0.1570796327</text:p>
          </table:table-cell>
          <table:table-cell table:formula="of:=2*PI()*[.P7]*1000000" office:value-type="float" office:value="92362824.0155399">
            <text:p>92362824.0155399</text:p>
          </table:table-cell>
          <table:table-cell table:formula="of:=[.R7]/100" office:value-type="float" office:value="0.0015707963267949">
            <text:p>0.0015707963</text:p>
          </table:table-cell>
          <table:table-cell/>
          <table:table-cell office:value-type="float" office:value="991228.505223142">
            <text:p>991228.505223142</text:p>
          </table:table-cell>
          <table:table-cell office:value-type="float" office:value="220195.610683606">
            <text:p>220195.610683606</text:p>
          </table:table-cell>
          <table:table-cell table:number-columns-repeated="2"/>
        </table:table-row>
        <table:table-row table:style-name="ro2">
          <table:table-cell office:value-type="float" office:value="15.5">
            <text:p>15.5</text:p>
          </table:table-cell>
          <table:table-cell office:value-type="float" office:value="2.4">
            <text:p>2.4</text:p>
          </table:table-cell>
          <table:table-cell table:formula="of:=ROUND(20*LOG10(5/[.B8]);2)" office:value-type="float" office:value="6.38">
            <text:p>6.38</text:p>
          </table:table-cell>
          <table:table-cell table:formula="of:=ROUNDUP((20*0.01/LOG(10))*SQRT((1/25)+(1/[.B8]^2));2)" office:value-type="float" office:value="0.1">
            <text:p>0.1</text:p>
          </table:table-cell>
          <table:table-cell table:number-columns-repeated="4"/>
          <table:table-cell table:formula="of:=CONCATENATE([.A8]; &quot;,&quot;;[.C8];&quot;,&quot;;0.1;&quot;,&quot;;[.D8])" office:value-type="string" office:string-value="15.5,6.38,0.1,0.1">
            <text:p>15.5,6.38,0.1,0.1</text:p>
          </table:table-cell>
          <table:table-cell table:number-columns-repeated="6"/>
          <table:table-cell office:value-type="float" office:value="15.8">
            <text:p>15.8</text:p>
          </table:table-cell>
          <table:table-cell table:formula="of:=6*[.$Q$3]" office:value-type="float" office:value="18.8495559215388">
            <text:p>18.8495559215</text:p>
          </table:table-cell>
          <table:table-cell table:formula="of:=[.Q8]/100" office:value-type="float" office:value="0.188495559215388">
            <text:p>0.1884955592</text:p>
          </table:table-cell>
          <table:table-cell table:formula="of:=2*PI()*[.P8]*1000000" office:value-type="float" office:value="99274327.8534375">
            <text:p>99274327.8534375</text:p>
          </table:table-cell>
          <table:table-cell table:formula="of:=[.R8]/100" office:value-type="float" office:value="0.00188495559215388">
            <text:p>0.0018849556</text:p>
          </table:table-cell>
          <table:table-cell/>
          <table:table-cell office:value-type="float" office:value="0.999729579146594">
            <text:p>0.9997295791</text:p>
          </table:table-cell>
          <table:table-cell office:value-type="float" office:value="420106.450022071">
            <text:p>420106.45002207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12">
            <text:p>2.12</text:p>
          </table:table-cell>
          <table:table-cell table:formula="of:=ROUND(20*LOG10(5/[.B9]);2)" office:value-type="float" office:value="7.45">
            <text:p>7.45</text:p>
          </table:table-cell>
          <table:table-cell table:formula="of:=ROUNDUP((20*0.01/LOG(10))*SQRT((1/25)+(1/[.B9]^2));2)" office:value-type="float" office:value="0.11">
            <text:p>0.11</text:p>
          </table:table-cell>
          <table:table-cell table:number-columns-repeated="4"/>
          <table:table-cell table:formula="of:=CONCATENATE([.A9]; &quot;,&quot;;[.C9];&quot;,&quot;;0.1;&quot;,&quot;;[.D9])" office:value-type="string" office:string-value="18,7.45,0.1,0.11">
            <text:p>18,7.45,0.1,0.11</text:p>
          </table:table-cell>
          <table:table-cell table:number-columns-repeated="6"/>
          <table:table-cell office:value-type="float" office:value="16.9">
            <text:p>16.9</text:p>
          </table:table-cell>
          <table:table-cell table:formula="of:=7*[.Q3]" office:value-type="float" office:value="21.9911485751286">
            <text:p>21.9911485751</text:p>
          </table:table-cell>
          <table:table-cell table:formula="of:=[.Q9]/100" office:value-type="float" office:value="0.219911485751286">
            <text:p>0.2199114858</text:p>
          </table:table-cell>
          <table:table-cell table:formula="of:=2*PI()*[.P9]*1000000" office:value-type="float" office:value="106185831.691335">
            <text:p>106185831.691335</text:p>
          </table:table-cell>
          <table:table-cell table:formula="of:=[.R9]/100" office:value-type="float" office:value="0.00219911485751286">
            <text:p>0.0021991149</text:p>
          </table:table-cell>
          <table:table-cell/>
          <table:table-cell office:value-type="float" office:value="40666.3363128497">
            <text:p>40666.336312849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0.5">
            <text:p>20.5</text:p>
          </table:table-cell>
          <table:table-cell office:value-type="float" office:value="1.88">
            <text:p>1.88</text:p>
          </table:table-cell>
          <table:table-cell table:formula="of:=ROUND(20*LOG10(5/[.B10]);2)" office:value-type="float" office:value="8.5">
            <text:p>8.5</text:p>
          </table:table-cell>
          <table:table-cell table:formula="of:=ROUNDUP((20*0.01/LOG(10))*SQRT((1/25)+(1/[.B10]^2));2)" office:value-type="float" office:value="0.12">
            <text:p>0.12</text:p>
          </table:table-cell>
          <table:table-cell table:number-columns-repeated="4"/>
          <table:table-cell table:formula="of:=CONCATENATE([.A10]; &quot;,&quot;;[.C10];&quot;,&quot;;0.1;&quot;,&quot;;[.D10])" office:value-type="string" office:string-value="20.5,8.5,0.1,0.12">
            <text:p>20.5,8.5,0.1,0.12</text:p>
          </table:table-cell>
          <table:table-cell table:number-columns-repeated="6"/>
          <table:table-cell office:value-type="float" office:value="17.8">
            <text:p>17.8</text:p>
          </table:table-cell>
          <table:table-cell table:formula="of:=8*[.Q3]" office:value-type="float" office:value="25.1327412287183">
            <text:p>25.1327412287</text:p>
          </table:table-cell>
          <table:table-cell table:formula="of:=[.Q10]/100" office:value-type="float" office:value="0.251327412287183">
            <text:p>0.2513274123</text:p>
          </table:table-cell>
          <table:table-cell table:formula="of:=2*PI()*[.P10]*1000000" office:value-type="float" office:value="111840698.467797">
            <text:p>111840698.467797</text:p>
          </table:table-cell>
          <table:table-cell table:formula="of:=[.R10]/100" office:value-type="float" office:value="0.00251327412287183">
            <text:p>0.0025132741</text:p>
          </table:table-cell>
          <table:table-cell/>
          <table:table-cell office:value-type="float" office:value="7.17717848961601E+015">
            <text:p>7177178489616010</text:p>
          </table:table-cell>
          <table:table-cell office:value-type="float" office:value="1941383722851.62">
            <text:p>1941383722851.6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68">
            <text:p>1.68</text:p>
          </table:table-cell>
          <table:table-cell table:formula="of:=ROUND(20*LOG10(5/[.B11]);2)" office:value-type="float" office:value="9.47">
            <text:p>9.47</text:p>
          </table:table-cell>
          <table:table-cell table:formula="of:=ROUNDUP((20*0.01/LOG(10))*SQRT((1/25)+(1/[.B11]^2));2)" office:value-type="float" office:value="0.13">
            <text:p>0.13</text:p>
          </table:table-cell>
          <table:table-cell table:number-columns-repeated="4"/>
          <table:table-cell table:formula="of:=CONCATENATE([.A11]; &quot;,&quot;;[.C11];&quot;,&quot;;0.1;&quot;,&quot;;[.D11])" office:value-type="string" office:string-value="23,9.47,0.1,0.13">
            <text:p>23,9.47,0.1,0.13</text:p>
          </table:table-cell>
          <table:table-cell table:number-columns-repeated="6"/>
          <table:table-cell office:value-type="float" office:value="18.8">
            <text:p>18.8</text:p>
          </table:table-cell>
          <table:table-cell table:formula="of:=9*[.Q3]" office:value-type="float" office:value="28.2743338823081">
            <text:p>28.2743338823</text:p>
          </table:table-cell>
          <table:table-cell table:formula="of:=[.Q11]/100" office:value-type="float" office:value="0.282743338823081">
            <text:p>0.2827433388</text:p>
          </table:table-cell>
          <table:table-cell table:formula="of:=2*PI()*[.P11]*1000000" office:value-type="float" office:value="118123883.774976">
            <text:p>118123883.774976</text:p>
          </table:table-cell>
          <table:table-cell table:formula="of:=[.R11]/100" office:value-type="float" office:value="0.00282743338823081">
            <text:p>0.0028274334</text:p>
          </table:table-cell>
          <table:table-cell table:number-columns-repeated="5"/>
        </table:table-row>
        <table:table-row table:style-name="ro2">
          <table:table-cell table:style-name="ce1" office:value-type="float" office:value="25.5">
            <text:p>25.5</text:p>
          </table:table-cell>
          <table:table-cell table:style-name="ce1" office:value-type="float" office:value="1.44">
            <text:p>1.44</text:p>
          </table:table-cell>
          <table:table-cell table:style-name="ce1" table:formula="of:=ROUND(20*LOG10(5/[.B12]);2)" office:value-type="float" office:value="10.81">
            <text:p>10.81</text:p>
          </table:table-cell>
          <table:table-cell table:style-name="ce1" table:formula="of:=ROUNDUP((20*0.01/LOG(10))*SQRT((1/25)+(1/[.B12]^2));2)" office:value-type="float" office:value="0.15">
            <text:p>0.15</text:p>
          </table:table-cell>
          <table:table-cell table:number-columns-repeated="4"/>
          <table:table-cell table:formula="of:=CONCATENATE([.A12]; &quot;,&quot;;[.C12];&quot;,&quot;;0.1;&quot;,&quot;;[.D12])" office:value-type="string" office:string-value="25.5,10.81,0.1,0.15">
            <text:p>25.5,10.81,0.1,0.15</text:p>
          </table:table-cell>
          <table:table-cell table:number-columns-repeated="6"/>
          <table:table-cell office:value-type="float" office:value="19.7">
            <text:p>19.7</text:p>
          </table:table-cell>
          <table:table-cell table:formula="of:=10*[.Q3]" office:value-type="float" office:value="31.4159265358979">
            <text:p>31.4159265359</text:p>
          </table:table-cell>
          <table:table-cell table:formula="of:=[.Q12]/100" office:value-type="float" office:value="0.314159265358979">
            <text:p>0.3141592654</text:p>
          </table:table-cell>
          <table:table-cell table:formula="of:=2*PI()*[.P12]*1000000" office:value-type="float" office:value="123778750.551438">
            <text:p>123778750.551438</text:p>
          </table:table-cell>
          <table:table-cell table:formula="of:=[.R12]/100" office:value-type="float" office:value="0.00314159265358979">
            <text:p>0.0031415927</text:p>
          </table:table-cell>
          <table:table-cell table:number-columns-repeated="5"/>
        </table:table-row>
        <table:table-row table:style-name="ro2">
          <table:table-cell/>
          <table:table-cell/>
          <table:table-cell table:number-columns-repeated="2"/>
          <table:table-cell table:number-columns-repeated="4"/>
          <table:table-cell table:formula="of:=CONCATENATE([.A13]; &quot;,&quot;;[.C13];&quot;,&quot;;0.1;&quot;,&quot;;[.D13])" office:value-type="string" office:string-value=",,0.1,">
            <text:p>,,0.1,</text:p>
          </table:table-cell>
          <table:table-cell table:number-columns-repeated="6"/>
          <table:table-cell office:value-type="float" office:value="20.8">
            <text:p>20.8</text:p>
          </table:table-cell>
          <table:table-cell table:formula="of:=11*[.Q3]" office:value-type="float" office:value="34.5575191894877">
            <text:p>34.5575191895</text:p>
          </table:table-cell>
          <table:table-cell table:formula="of:=[.Q13]/100" office:value-type="float" office:value="0.345575191894877">
            <text:p>0.3455751919</text:p>
          </table:table-cell>
          <table:table-cell table:formula="of:=2*PI()*[.P13]*1000000" office:value-type="float" office:value="130690254.389335">
            <text:p>130690254.389335</text:p>
          </table:table-cell>
          <table:table-cell table:formula="of:=[.R13]/100" office:value-type="float" office:value="0.00345575191894877">
            <text:p>0.0034557519</text:p>
          </table:table-cell>
          <table:table-cell table:number-columns-repeated="2"/>
          <table:table-cell table:formula="of:=[.V6]/100000000" office:value-type="float" office:value="1.9989010989011">
            <text:p>1.9989010989</text:p>
          </table:table-cell>
          <table:table-cell table:formula="of:=ROUND([.W13];2)" office:value-type="float" office:value="2">
            <text:p>2</text:p>
          </table:table-cell>
          <table:table-cell table:formula="of:=[.X13]/3*100" office:value-type="float" office:value="66.6666666666667">
            <text:p>66.6666666667</text:p>
          </table:table-cell>
        </table:table-row>
        <table:table-row table:style-name="ro2">
          <table:table-cell/>
          <table:table-cell/>
          <table:table-cell table:number-columns-repeated="2"/>
          <table:table-cell table:number-columns-repeated="4"/>
          <table:table-cell table:formula="of:=CONCATENATE([.A14]; &quot;,&quot;;[.C14];&quot;,&quot;;0.1;&quot;,&quot;;[.D14])" office:value-type="string" office:string-value=",,0.1,">
            <text:p>,,0.1,</text:p>
          </table:table-cell>
          <table:table-cell table:number-columns-repeated="6"/>
          <table:table-cell office:value-type="float" office:value="21.8">
            <text:p>21.8</text:p>
          </table:table-cell>
          <table:table-cell table:formula="of:=12*[.Q3]" office:value-type="float" office:value="37.6991118430775">
            <text:p>37.6991118431</text:p>
          </table:table-cell>
          <table:table-cell table:formula="of:=[.Q14]/100" office:value-type="float" office:value="0.376991118430775">
            <text:p>0.3769911184</text:p>
          </table:table-cell>
          <table:table-cell table:formula="of:=2*PI()*[.P14]*1000000" office:value-type="float" office:value="136973439.696515">
            <text:p>136973439.696515</text:p>
          </table:table-cell>
          <table:table-cell table:formula="of:=[.R14]/100" office:value-type="float" office:value="0.00376991118430775">
            <text:p>0.0037699112</text:p>
          </table:table-cell>
          <table:table-cell table:number-columns-repeated="2"/>
          <table:table-cell table:formula="of:=[.V7]/100000000" office:value-type="float" office:value="0.00991228505223142">
            <text:p>0.0099122851</text:p>
          </table:table-cell>
          <table:table-cell table:formula="of:=ROUNDUP([.W14];3)" office:value-type="float" office:value="0.01">
            <text:p>0.01</text:p>
          </table:table-cell>
          <table:table-cell table:formula="of:=100/3*[.X14]" office:value-type="float" office:value="0.333333333333333">
            <text:p>0.3333333333</text:p>
          </table:table-cell>
        </table:table-row>
        <table:table-row table:style-name="ro2">
          <table:table-cell table:number-columns-repeated="15"/>
          <table:table-cell table:number-columns-repeated="2"/>
          <table:table-cell table:number-columns-repeated="8"/>
        </table:table-row>
        <table:table-row table:style-name="ro2">
          <table:table-cell table:number-columns-repeated="15"/>
          <table:table-cell table:number-columns-repeated="2"/>
          <table:table-cell table:number-columns-repeated="8"/>
        </table:table-row>
        <table:table-row table:style-name="ro2">
          <table:table-cell table:number-columns-repeated="15"/>
          <table:table-cell table:number-columns-repeated="2"/>
          <table:table-cell table:number-columns-repeated="8"/>
        </table:table-row>
        <table:table-row table:style-name="ro2">
          <table:table-cell table:number-columns-repeated="8"/>
          <table:table-cell office:value-type="string">
            <text:p>regresion atenuacion</text:p>
          </table:table-cell>
          <table:table-cell table:number-columns-repeated="8"/>
          <table:table-cell table:number-matrix-columns-spanned="2" table:number-matrix-rows-spanned="5" table:formula="of:=LINEST([.Q2:.Q14];[.P2:.P14];1;1)" office:value-type="float" office:value="3.14246973314486">
            <text:p>3.1424697331</text:p>
          </table:table-cell>
          <table:table-cell office:value-type="float" office:value="-30.777293018049">
            <text:p>-30.777293018</text:p>
          </table:table-cell>
          <table:table-cell table:number-columns-repeated="6"/>
        </table:table-row>
        <table:table-row table:style-name="ro2">
          <table:table-cell table:number-columns-repeated="8"/>
          <table:table-cell table:number-matrix-columns-spanned="2" table:number-matrix-rows-spanned="5" table:formula="of:=LINEST([.C2:.C12];[.A2:.A12];1;1)" office:value-type="float" office:value="0.390690909090909">
            <text:p>0.3906909091</text:p>
          </table:table-cell>
          <table:table-cell office:value-type="float" office:value="0.5592">
            <text:p>0.5592</text:p>
          </table:table-cell>
          <table:table-cell/>
          <table:table-cell table:formula="of:=[.I19]" office:value-type="float" office:value="0.390690909090909">
            <text:p>0.3906909091</text:p>
          </table:table-cell>
          <table:table-cell table:number-columns-repeated="5"/>
          <table:table-cell office:value-type="float" office:value="0.0155830900188439">
            <text:p>0.01558309</text:p>
          </table:table-cell>
          <table:table-cell office:value-type="float" office:value="0.252900341335069">
            <text:p>0.252900341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0.00852409968747982">
            <text:p>0.0085240997</text:p>
          </table:table-cell>
          <table:table-cell office:value-type="float" office:value="0.12969523419966">
            <text:p>0.1296952342</text:p>
          </table:table-cell>
          <table:table-cell/>
          <table:table-cell table:formula="of:=[.J19]" office:value-type="float" office:value="0.5592">
            <text:p>0.5592</text:p>
          </table:table-cell>
          <table:table-cell table:number-columns-repeated="5"/>
          <table:table-cell office:value-type="float" office:value="0.999729579146594">
            <text:p>0.9997295791</text:p>
          </table:table-cell>
          <table:table-cell office:value-type="float" office:value="0.210140283398687">
            <text:p>0.2101402834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0.995734044762925">
            <text:p>0.9957340448</text:p>
          </table:table-cell>
          <table:table-cell office:value-type="float" office:value="0.223503779372832">
            <text:p>0.2235037794</text:p>
          </table:table-cell>
          <table:table-cell table:number-columns-repeated="7"/>
          <table:table-cell office:value-type="float" office:value="40666.3363128488">
            <text:p>40666.3363128488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2100.72677860817">
            <text:p>2100.726778608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795.78225267249">
            <text:p>1795.7822526725</text:p>
          </table:table-cell>
          <table:table-cell office:value-type="float" office:value="0.485748325775687">
            <text:p>0.4857483258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104.939578181818">
            <text:p>104.9395781818</text:p>
          </table:table-cell>
          <table:table-cell office:value-type="float" office:value="0.449585454545454">
            <text:p>0.4495854545</text:p>
          </table:table-cell>
          <table:table-cell table:number-columns-repeated="15"/>
        </table:table-row>
        <table:table-row table:style-name="ro2">
          <table:table-cell table:number-columns-repeated="16"/>
          <table:table-cell>
            <draw:frame table:end-cell-address="frecuencia.X44" table:end-x="0.2213in" table:end-y="0.0736in" draw:z-index="1" draw:style-name="gr1" draw:text-style-name="P1" svg:width="6.3055in" svg:height="3.5354in" svg:x="0.1354in" svg:y="0.0941in">
              <draw:object draw:notify-on-update-of-ranges="frecuencia.P2:frecuencia.P14 frecuencia.Q2:frecuencia.Q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8"/>
          <table:table-cell office:value-type="string">
            <text:p>atenuacion para f=20kHz=0.02MHz</text:p>
          </table:table-cell>
          <table:table-cell table:number-columns-repeated="16"/>
        </table:table-row>
        <table:table-row table:style-name="ro2">
          <table:table-cell table:number-columns-repeated="8"/>
          <table:table-cell table:formula="of:=[.I19]*0.02" office:value-type="float" office:value="0.00781381818181818">
            <text:p>0.0078138182</text:p>
          </table:table-cell>
          <table:table-cell table:number-columns-repeated="16"/>
        </table:table-row>
        <table:table-row table:style-name="ro2" table:number-rows-repeated="14">
          <table:table-cell table:number-columns-repeated="25"/>
        </table:table-row>
        <table:table-row table:style-name="ro2">
          <table:table-cell office:value-type="string">
            <text:p>CON ESTOS DATOS VARIOS PUNTOS FUERA, ELIMINO PRIMERO Y ÚLTIMO</text:p>
          </table:table-cell>
          <table:table-cell table:number-columns-repeated="24"/>
        </table:table-row>
        <table:table-row table:style-name="ro2">
          <table:table-cell table:number-columns-repeated="25"/>
        </table:table-row>
        <table:table-row table:style-name="ro2">
          <table:table-cell office:value-type="string">
            <text:p>F (0.1 MHz)</text:p>
          </table:table-cell>
          <table:table-cell office:value-type="string">
            <text:p>atenuacion</text:p>
          </table:table-cell>
          <table:table-cell office:value-type="string">
            <text:p>error at</text:p>
          </table:table-cell>
          <table:table-cell table:number-columns-repeated="2"/>
          <table:table-cell table:formula="of:=[.F47]" office:value-type="float" office:value="0.370266666666667">
            <text:p>0.3702666667</text:p>
          </table:table-cell>
          <table:table-cell table:formula="of:=[.G47]" office:value-type="float" office:value="0.828755555555555">
            <text:p>0.8287555556</text:p>
          </table:table-cell>
          <table:table-cell/>
          <table:table-cell table:formula="of:=CONCATENATE([.A45]; &quot;,&quot;;[.B45];&quot;,&quot;;0.1;&quot;,&quot;;[.C45])" office:value-type="string" office:string-value="3,1.94,0.1,0.07">
            <text:p>3,1.94,0.1,0.07</text:p>
          </table:table-cell>
          <table:table-cell table:number-columns-repeated="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4">
            <text:p>1.94</text:p>
          </table:table-cell>
          <table:table-cell office:value-type="float" office:value="0.07">
            <text:p>0.07</text:p>
          </table:table-cell>
          <table:table-cell table:number-columns-repeated="5"/>
          <table:table-cell table:formula="of:=CONCATENATE([.A46]; &quot;,&quot;;[.B46];&quot;,&quot;;0.1;&quot;,&quot;;[.C46])" office:value-type="string" office:string-value="5.5,3.05,0.1,0.07">
            <text:p>5.5,3.05,0.1,0.07</text:p>
          </table:table-cell>
          <table:table-cell table:number-columns-repeated="16"/>
        </table:table-row>
        <table:table-row table:style-name="ro2">
          <table:table-cell table:style-name="ce1" office:value-type="float" office:value="5.5">
            <text:p>5.5</text:p>
          </table:table-cell>
          <table:table-cell table:style-name="ce1" office:value-type="float" office:value="3.05">
            <text:p>3.05</text:p>
          </table:table-cell>
          <table:table-cell table:style-name="ce1" office:value-type="float" office:value="0.07">
            <text:p>0.07</text:p>
          </table:table-cell>
          <table:table-cell table:number-columns-repeated="5"/>
          <table:table-cell table:formula="of:=CONCATENATE([.A47]; &quot;,&quot;;[.B47];&quot;,&quot;;0.1;&quot;,&quot;;[.C47])" office:value-type="string" office:string-value="8,3.77,0.1,0.08">
            <text:p>8,3.77,0.1,0.08</text:p>
          </table:table-cell>
          <table:table-cell table:number-columns-repeated="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7">
            <text:p>3.77</text:p>
          </table:table-cell>
          <table:table-cell office:value-type="float" office:value="0.08">
            <text:p>0.08</text:p>
          </table:table-cell>
          <table:table-cell table:number-columns-repeated="2"/>
          <table:table-cell table:number-matrix-columns-spanned="2" table:number-matrix-rows-spanned="5" table:formula="of:=LINEST([.B45:.B53];[.A45:.A53];1;1)" office:value-type="float" office:value="0.370266666666667">
            <text:p>0.3702666667</text:p>
          </table:table-cell>
          <table:table-cell office:value-type="float" office:value="0.828755555555555">
            <text:p>0.8287555556</text:p>
          </table:table-cell>
          <table:table-cell/>
          <table:table-cell table:formula="of:=CONCATENATE([.A48]; &quot;,&quot;;[.B48];&quot;,&quot;;0.1;&quot;,&quot;;[.C48])" office:value-type="string" office:string-value="10.5,4.67,0.1,0.08">
            <text:p>10.5,4.67,0.1,0.08</text:p>
          </table:table-cell>
          <table:table-cell table:number-columns-repeated="16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4.67">
            <text:p>4.67</text:p>
          </table:table-cell>
          <table:table-cell office:value-type="float" office:value="0.08">
            <text:p>0.08</text:p>
          </table:table-cell>
          <table:table-cell table:number-columns-repeated="2"/>
          <table:table-cell office:value-type="float" office:value="0.0063133686997216">
            <text:p>0.0063133687</text:p>
          </table:table-cell>
          <table:table-cell office:value-type="float" office:value="0.0916345105696368">
            <text:p>0.0916345106</text:p>
          </table:table-cell>
          <table:table-cell/>
          <table:table-cell table:formula="of:=CONCATENATE([.A49]; &quot;,&quot;;[.B49];&quot;,&quot;;0.1;&quot;,&quot;;[.C49])" office:value-type="string" office:string-value="13,5.55,0.1,0.09">
            <text:p>13,5.55,0.1,0.09</text:p>
          </table:table-cell>
          <table:table-cell table:number-columns-repeated="9"/>
          <table:table-cell table:formula="of:=CONCATENATE([.P2];&quot;,&quot;;[.Q2];&quot;,&quot;;0.1)" office:value-type="string" office:string-value="9.8,0,0.1">
            <text:p>9.8,0,0.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.55">
            <text:p>5.55</text:p>
          </table:table-cell>
          <table:table-cell office:value-type="float" office:value="0.09">
            <text:p>0.09</text:p>
          </table:table-cell>
          <table:table-cell table:number-columns-repeated="2"/>
          <table:table-cell office:value-type="float" office:value="0.997969008211879">
            <text:p>0.9979690082</text:p>
          </table:table-cell>
          <table:table-cell office:value-type="float" office:value="0.122257859162445">
            <text:p>0.1222578592</text:p>
          </table:table-cell>
          <table:table-cell/>
          <table:table-cell table:formula="of:=CONCATENATE([.A50]; &quot;,&quot;;[.B50];&quot;,&quot;;0.1;&quot;,&quot;;[.C50])" office:value-type="string" office:string-value="15.5,6.38,0.1,0.1">
            <text:p>15.5,6.38,0.1,0.1</text:p>
          </table:table-cell>
          <table:table-cell table:number-columns-repeated="9"/>
          <table:table-cell table:formula="of:=CONCATENATE([.P3];&quot;,&quot;;[.Q3];&quot;,&quot;;0.1)" office:value-type="string" office:string-value="10.7,3.14159265358979,0.1">
            <text:p>10.7,3.14159265358979,0.1</text:p>
          </table:table-cell>
          <table:table-cell table:number-columns-repeated="6"/>
        </table:table-row>
        <table:table-row table:style-name="ro2">
          <table:table-cell table:style-name="ce1" office:value-type="float" office:value="15.5">
            <text:p>15.5</text:p>
          </table:table-cell>
          <table:table-cell table:style-name="ce1" office:value-type="float" office:value="6.38">
            <text:p>6.38</text:p>
          </table:table-cell>
          <table:table-cell table:style-name="ce1" office:value-type="float" office:value="0.1">
            <text:p>0.1</text:p>
          </table:table-cell>
          <table:table-cell table:number-columns-repeated="2"/>
          <table:table-cell office:value-type="float" office:value="3439.59197587239">
            <text:p>3439.5919758724</text:p>
          </table:table-cell>
          <table:table-cell office:value-type="float" office:value="7">
            <text:p>7</text:p>
          </table:table-cell>
          <table:table-cell/>
          <table:table-cell table:formula="of:=CONCATENATE([.A51]; &quot;,&quot;;[.B51];&quot;,&quot;;0.1;&quot;,&quot;;[.C51])" office:value-type="string" office:string-value="18,7.45,0.1,0.11">
            <text:p>18,7.45,0.1,0.11</text:p>
          </table:table-cell>
          <table:table-cell table:number-columns-repeated="9"/>
          <table:table-cell table:formula="of:=CONCATENATE([.P4];&quot;,&quot;;[.Q4];&quot;,&quot;;0.1)" office:value-type="string" office:string-value="11.9,6.28318530717959,0.1">
            <text:p>11.9,6.28318530717959,0.1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.45">
            <text:p>7.4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51.4115266666667">
            <text:p>51.4115266667</text:p>
          </table:table-cell>
          <table:table-cell office:value-type="float" office:value="0.104628888888889">
            <text:p>0.1046288889</text:p>
          </table:table-cell>
          <table:table-cell/>
          <table:table-cell table:formula="of:=CONCATENATE([.A52]; &quot;,&quot;;[.B52];&quot;,&quot;;0.1;&quot;,&quot;;[.C52])" office:value-type="string" office:string-value="20.5,8.5,0.1,0.12">
            <text:p>20.5,8.5,0.1,0.12</text:p>
          </table:table-cell>
          <table:table-cell table:number-columns-repeated="9"/>
          <table:table-cell table:formula="of:=CONCATENATE([.P5];&quot;,&quot;;[.Q5];&quot;,&quot;;0.1)" office:value-type="string" office:string-value="12.8,9.42477796076938,0.1">
            <text:p>12.8,9.42477796076938,0.1</text:p>
          </table:table-cell>
          <table:table-cell table:number-columns-repeated="6"/>
        </table:table-row>
        <table:table-row table:style-name="ro2"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0.12">
            <text:p>0.12</text:p>
          </table:table-cell>
          <table:table-cell table:number-columns-repeated="5"/>
          <table:table-cell table:formula="of:=CONCATENATE([.A53]; &quot;,&quot;;[.B53];&quot;,&quot;;0.1;&quot;,&quot;;[.C53])" office:value-type="string" office:string-value="23,9.47,0.1,0.13">
            <text:p>23,9.47,0.1,0.13</text:p>
          </table:table-cell>
          <table:table-cell table:number-columns-repeated="9"/>
          <table:table-cell table:formula="of:=CONCATENATE([.P6];&quot;,&quot;;[.Q6];&quot;,&quot;;0.1)" office:value-type="string" office:string-value="13.8,12.5663706143592,0.1">
            <text:p>13.8,12.5663706143592,0.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47">
            <text:p>9.47</text:p>
          </table:table-cell>
          <table:table-cell office:value-type="float" office:value="0.13">
            <text:p>0.13</text:p>
          </table:table-cell>
          <table:table-cell table:number-columns-repeated="5"/>
          <table:table-cell table:formula="of:=CONCATENATE([.A54]; &quot;,&quot;;[.B54];&quot;,&quot;;0.1;&quot;,&quot;;[.C54])" office:value-type="string" office:string-value=",,0.1,">
            <text:p>,,0.1,</text:p>
          </table:table-cell>
          <table:table-cell table:number-columns-repeated="9"/>
          <table:table-cell table:formula="of:=CONCATENATE([.P7];&quot;,&quot;;[.Q7];&quot;,&quot;;0.1)" office:value-type="string" office:string-value="14.7,15.707963267949,0.1">
            <text:p>14.7,15.707963267949,0.1</text:p>
          </table:table-cell>
          <table:table-cell table:number-columns-repeated="6"/>
        </table:table-row>
        <table:table-row table:style-name="ro2">
          <table:table-cell table:number-columns-repeated="3"/>
          <table:table-cell table:number-columns-repeated="15"/>
          <table:table-cell table:formula="of:=CONCATENATE([.P8];&quot;,&quot;;[.Q8];&quot;,&quot;;0.1)" office:value-type="string" office:string-value="15.8,18.8495559215388,0.1">
            <text:p>15.8,18.8495559215388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9];&quot;,&quot;;[.Q9];&quot;,&quot;;0.1)" office:value-type="string" office:string-value="16.9,21.9911485751286,0.1">
            <text:p>16.9,21.9911485751286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0];&quot;,&quot;;[.Q10];&quot;,&quot;;0.1)" office:value-type="string" office:string-value="17.8,25.1327412287183,0.1">
            <text:p>17.8,25.1327412287183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1];&quot;,&quot;;[.Q11];&quot;,&quot;;0.1)" office:value-type="string" office:string-value="18.8,28.2743338823081,0.1">
            <text:p>18.8,28.2743338823081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2];&quot;,&quot;;[.Q12];&quot;,&quot;;0.1)" office:value-type="string" office:string-value="19.7,31.4159265358979,0.1">
            <text:p>19.7,31.4159265358979,0.1</text:p>
          </table:table-cell>
          <table:table-cell table:number-columns-repeated="6"/>
        </table:table-row>
        <table:table-row table:style-name="ro2">
          <table:table-cell office:value-type="string">
            <text:p>TODAVIA PUNTOS FUERA, QUITO 2º Y 6º</text:p>
          </table:table-cell>
          <table:table-cell table:number-columns-repeated="17"/>
          <table:table-cell table:formula="of:=CONCATENATE([.P13];&quot;,&quot;;[.Q13];&quot;,&quot;;0.1)" office:value-type="string" office:string-value="20.8,34.5575191894877,0.1">
            <text:p>20.8,34.5575191894877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4];&quot;,&quot;;[.Q14];&quot;,&quot;;0.1)" office:value-type="string" office:string-value="21.8,37.6991118430775,0.1">
            <text:p>21.8,37.6991118430775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5];&quot;,&quot;;[.Q15];&quot;,&quot;;0.1)" office:value-type="string" office:string-value=",,0.1">
            <text:p>,,0.1</text:p>
          </table:table-cell>
          <table:table-cell table:number-columns-repeated="6"/>
        </table:table-row>
        <table:table-row table:style-name="ro2">
          <table:table-cell table:number-columns-repeated="18"/>
          <table:table-cell table:formula="of:=CONCATENATE([.P16];&quot;,&quot;;[.Q16];&quot;,&quot;;0.1)" office:value-type="string" office:string-value=",,0.1">
            <text:p>,,0.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4">
            <text:p>1.94</text:p>
          </table:table-cell>
          <table:table-cell office:value-type="float" office:value="0.07">
            <text:p>0.07</text:p>
          </table:table-cell>
          <table:table-cell/>
          <table:table-cell table:formula="of:=[.E65]" office:value-type="float" office:value="0.376265895953757">
            <text:p>0.376265896</text:p>
          </table:table-cell>
          <table:table-cell table:formula="of:=[.F65]" office:value-type="float" office:value="0.74692485549133">
            <text:p>0.7469248555</text:p>
          </table:table-cell>
          <table:table-cell table:number-columns-repeated="2"/>
          <table:table-cell table:formula="of:=CONCATENATE([.A63]; &quot;,&quot;;[.B63];&quot;,&quot;;0.1;&quot;,&quot;;[.C63])" office:value-type="string" office:string-value="3,1.94,0.1,0.07">
            <text:p>3,1.94,0.1,0.07</text:p>
          </table:table-cell>
          <table:table-cell table:number-columns-repeated="9"/>
          <table:table-cell table:formula="of:=CONCATENATE([.P17];&quot;,&quot;;[.Q17];&quot;,&quot;;0.1)" office:value-type="string" office:string-value=",,0.1">
            <text:p>,,0.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7">
            <text:p>3.77</text:p>
          </table:table-cell>
          <table:table-cell office:value-type="float" office:value="0.08">
            <text:p>0.08</text:p>
          </table:table-cell>
          <table:table-cell table:number-columns-repeated="5"/>
          <table:table-cell table:formula="of:=CONCATENATE([.A64]; &quot;,&quot;;[.B64];&quot;,&quot;;0.1;&quot;,&quot;;[.C64])" office:value-type="string" office:string-value="8,3.77,0.1,0.08">
            <text:p>8,3.77,0.1,0.08</text:p>
          </table:table-cell>
          <table:table-cell table:number-columns-repeated="16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4.67">
            <text:p>4.67</text:p>
          </table:table-cell>
          <table:table-cell office:value-type="float" office:value="0.08">
            <text:p>0.08</text:p>
          </table:table-cell>
          <table:table-cell/>
          <table:table-cell table:number-matrix-columns-spanned="2" table:number-matrix-rows-spanned="5" table:formula="of:=LINEST([.B63:.B69];[.A63:.A69];1;1)" office:value-type="float" office:value="0.376265895953757">
            <text:p>0.376265896</text:p>
          </table:table-cell>
          <table:table-cell office:value-type="float" office:value="0.74692485549133">
            <text:p>0.7469248555</text:p>
          </table:table-cell>
          <table:table-cell table:number-columns-repeated="2"/>
          <table:table-cell table:formula="of:=CONCATENATE([.A65]; &quot;,&quot;;[.B65];&quot;,&quot;;0.1;&quot;,&quot;;[.C65])" office:value-type="string" office:string-value="10.5,4.67,0.1,0.08">
            <text:p>10.5,4.67,0.1,0.08</text:p>
          </table:table-cell>
          <table:table-cell table:number-columns-repeated="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.55">
            <text:p>5.55</text:p>
          </table:table-cell>
          <table:table-cell office:value-type="float" office:value="0.09">
            <text:p>0.09</text:p>
          </table:table-cell>
          <table:table-cell/>
          <table:table-cell office:value-type="float" office:value="0.00394701449860147">
            <text:p>0.0039470145</text:p>
          </table:table-cell>
          <table:table-cell office:value-type="float" office:value="0.0601468917039214">
            <text:p>0.0601468917</text:p>
          </table:table-cell>
          <table:table-cell table:number-columns-repeated="2"/>
          <table:table-cell table:formula="of:=CONCATENATE([.A66]; &quot;,&quot;;[.B66];&quot;,&quot;;0.1;&quot;,&quot;;[.C66])" office:value-type="string" office:string-value="13,5.55,0.1,0.09">
            <text:p>13,5.55,0.1,0.09</text:p>
          </table:table-cell>
          <table:table-cell table:number-columns-repeated="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.45">
            <text:p>7.45</text:p>
          </table:table-cell>
          <table:table-cell office:value-type="float" office:value="0.11">
            <text:p>0.11</text:p>
          </table:table-cell>
          <table:table-cell/>
          <table:table-cell office:value-type="float" office:value="0.999450106161768">
            <text:p>0.9994501062</text:p>
          </table:table-cell>
          <table:table-cell office:value-type="float" office:value="0.0693741635371124">
            <text:p>0.0693741635</text:p>
          </table:table-cell>
          <table:table-cell table:number-columns-repeated="2"/>
          <table:table-cell table:formula="of:=CONCATENATE([.A67]; &quot;,&quot;;[.B67];&quot;,&quot;;0.1;&quot;,&quot;;[.C67])" office:value-type="string" office:string-value="18,7.45,0.1,0.11">
            <text:p>18,7.45,0.1,0.11</text:p>
          </table:table-cell>
          <table:table-cell table:number-columns-repeated="16"/>
        </table:table-row>
        <table:table-row table:style-name="ro2"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0.12">
            <text:p>0.12</text:p>
          </table:table-cell>
          <table:table-cell/>
          <table:table-cell office:value-type="float" office:value="9087.66416964205">
            <text:p>9087.6641696421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[.A68]; &quot;,&quot;;[.B68];&quot;,&quot;;0.1;&quot;,&quot;;[.C68])" office:value-type="string" office:string-value="20.5,8.5,0.1,0.12">
            <text:p>20.5,8.5,0.1,0.12</text:p>
          </table:table-cell>
          <table:table-cell table:number-columns-repeated="1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47">
            <text:p>9.47</text:p>
          </table:table-cell>
          <table:table-cell office:value-type="float" office:value="0.13">
            <text:p>0.13</text:p>
          </table:table-cell>
          <table:table-cell/>
          <table:table-cell office:value-type="float" office:value="43.7368789843105">
            <text:p>43.7368789843</text:p>
          </table:table-cell>
          <table:table-cell office:value-type="float" office:value="0.0240638728323701">
            <text:p>0.0240638728</text:p>
          </table:table-cell>
          <table:table-cell table:number-columns-repeated="2"/>
          <table:table-cell table:formula="of:=CONCATENATE([.A69]; &quot;,&quot;;[.B69];&quot;,&quot;;0.1;&quot;,&quot;;[.C69])" office:value-type="string" office:string-value="23,9.47,0.1,0.13">
            <text:p>23,9.47,0.1,0.13</text:p>
          </table:table-cell>
          <table:table-cell table:number-columns-repeated="16"/>
        </table:table-row>
        <table:table-row table:style-name="ro2" table:number-rows-repeated="5">
          <table:table-cell table:number-columns-repeated="25"/>
        </table:table-row>
        <table:table-row table:style-name="ro2">
          <table:table-cell office:value-type="string">
            <text:p>AHORA TODOS LOS PUNTOS ESTÁN DENTRO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05/05/2022</text:date>, <text:time>12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11:34:53.602179223</meta:creation-date>
    <dc:date>2022-05-05T12:27:30.99</dc:date>
    <meta:editing-duration>PT4H58M49S</meta:editing-duration>
    <meta:editing-cycles>7</meta:editing-cycles>
    <meta:generator>OpenOffice/4.1.10$Win32 OpenOffice.org_project/4110m2$Build-9807</meta:generator>
    <meta:document-statistic meta:table-count="3" meta:cell-count="5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recuencia.A2:frecuencia.A12 frecuencia.C2:frecuencia.C12" svg:x="0.77cm" svg:y="0.855cm" svg:width="14.59cm" svg:height="7.545cm">
          <chartooo:coordinate-region svg:x="1.391cm" svg:y="1.068cm" svg:width="13.782cm" svg:height="6.6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recuencia.C2:frecuencia.C12" chart:class="chart:scatter">
            <chart:domain table:cell-range-address="frecuencia.A2:frecuencia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recuencia.A2:frecuencia.A12</svg:desc>
                </draw:g>
              </table:table-cell>
              <table:table-cell office:value-type="float" office:value="0.43">
                <text:p>0.43</text:p>
                <draw:g>
                  <svg:desc>frecuencia.C2:frecuenci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">
                <text:p>15.5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">
                <text:p>20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">
                <text:p>25.5</text:p>
              </table:table-cell>
              <table:table-cell office:value-type="float" office:value="10.81">
                <text:p>1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7cm" svg:height="8.981cm" xlink:href=".." xlink:type="simple" chart:class="chart:scatter" chart:style-name="ch1">
        <chart:plot-area chart:style-name="ch2" table:cell-range-address="frecuencia.P2:frecuencia.Q14" svg:x="0.77cm" svg:y="0.851cm" svg:width="14.607cm" svg:height="7.531cm">
          <chartooo:coordinate-region svg:x="1.391cm" svg:y="1.063cm" svg:width="13.8cm" svg:height="6.64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recuencia.Q2:frecuencia.Q14" chart:class="chart:scatter">
            <chart:domain table:cell-range-address="frecuencia.P2:frecuencia.P14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">
                <text:p>9.8</text:p>
                <draw:g>
                  <svg:desc>frecuencia.P2:frecuencia.P14</svg:desc>
                </draw:g>
              </table:table-cell>
              <table:table-cell office:value-type="float" office:value="0">
                <text:p>0</text:p>
                <draw:g>
                  <svg:desc>frecuencia.Q2:frecuencia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">
                <text:p>10.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">
                <text:p>11.9</text:p>
              </table:table-cell>
              <table:table-cell office:value-type="float" office:value="6.28318530717959">
                <text:p>6.28318530717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9.42477796076938">
                <text:p>9.42477796076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">
                <text:p>13.8</text:p>
              </table:table-cell>
              <table:table-cell office:value-type="float" office:value="12.5663706143592">
                <text:p>12.5663706143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">
                <text:p>14.7</text:p>
              </table:table-cell>
              <table:table-cell office:value-type="float" office:value="15.707963267949">
                <text:p>15.707963267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">
                <text:p>15.8</text:p>
              </table:table-cell>
              <table:table-cell office:value-type="float" office:value="18.8495559215388">
                <text:p>18.8495559215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">
                <text:p>16.9</text:p>
              </table:table-cell>
              <table:table-cell office:value-type="float" office:value="21.9911485751286">
                <text:p>21.9911485751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8">
                <text:p>17.8</text:p>
              </table:table-cell>
              <table:table-cell office:value-type="float" office:value="25.1327412287183">
                <text:p>25.1327412287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8">
                <text:p>18.8</text:p>
              </table:table-cell>
              <table:table-cell office:value-type="float" office:value="28.2743338823081">
                <text:p>28.2743338823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">
                <text:p>19.7</text:p>
              </table:table-cell>
              <table:table-cell office:value-type="float" office:value="31.4159265358979">
                <text:p>31.4159265358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8">
                <text:p>20.8</text:p>
              </table:table-cell>
              <table:table-cell office:value-type="float" office:value="34.5575191894877">
                <text:p>34.5575191894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8">
                <text:p>21.8</text:p>
              </table:table-cell>
              <table:table-cell office:value-type="float" office:value="37.6991118430775">
                <text:p>37.6991118430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